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4.152cm"/>
    </style:style>
    <style:style style:name="Tabela1.B" style:family="table-column">
      <style:table-column-properties style:column-width="3.866cm"/>
    </style:style>
    <style:style style:name="Tabela1.C" style:family="table-column">
      <style:table-column-properties style:column-width="8.97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24c6c7"/>
    </style:style>
    <style:style style:name="P2" style:family="paragraph" style:parent-style-name="Text_20_body">
      <style:text-properties officeooo:paragraph-rsid="00269bd0"/>
    </style:style>
    <style:style style:name="P3" style:family="paragraph" style:parent-style-name="Text_20_body">
      <style:text-properties officeooo:paragraph-rsid="002be113"/>
    </style:style>
    <style:style style:name="P4" style:family="paragraph" style:parent-style-name="Text_20_body">
      <style:text-properties officeooo:paragraph-rsid="003017d5"/>
    </style:style>
    <style:style style:name="P5" style:family="paragraph" style:parent-style-name="Text_20_body">
      <style:text-properties style:font-name="Monospace" officeooo:paragraph-rsid="0033dff7"/>
    </style:style>
    <style:style style:name="P6" style:family="paragraph" style:parent-style-name="Text_20_body">
      <style:text-properties officeooo:paragraph-rsid="0033dff7"/>
    </style:style>
    <style:style style:name="P7" style:family="paragraph" style:parent-style-name="Table_20_Contents">
      <style:text-properties officeooo:paragraph-rsid="0026f155"/>
    </style:style>
    <style:style style:name="P8" style:family="paragraph" style:parent-style-name="Table_20_Contents">
      <style:text-properties style:font-name="Monospace" officeooo:paragraph-rsid="0026f155"/>
    </style:style>
    <style:style style:name="P9" style:family="paragraph" style:parent-style-name="Text_20_body">
      <style:text-properties officeooo:rsid="001f90b4" officeooo:paragraph-rsid="001f90b4"/>
    </style:style>
    <style:style style:name="P10" style:family="paragraph" style:parent-style-name="Text_20_body" style:list-style-name="L1">
      <style:text-properties officeooo:rsid="001f90b4" officeooo:paragraph-rsid="001f90b4"/>
    </style:style>
    <style:style style:name="P11" style:family="paragraph" style:parent-style-name="Text_20_body" style:list-style-name="L1">
      <style:text-properties officeooo:rsid="001f90b4" officeooo:paragraph-rsid="00367e1d"/>
    </style:style>
    <style:style style:name="P12" style:family="paragraph" style:parent-style-name="Text_20_body" style:list-style-name="L1">
      <style:text-properties officeooo:paragraph-rsid="0031ffde"/>
    </style:style>
    <style:style style:name="P13" style:family="paragraph" style:parent-style-name="Text_20_body" style:list-style-name="L1">
      <style:text-properties style:font-name="Monospace" officeooo:paragraph-rsid="0020f320"/>
    </style:style>
    <style:style style:name="P14" style:family="paragraph" style:parent-style-name="Text_20_body" style:list-style-name="L1">
      <style:text-properties style:font-name="Monospace" officeooo:paragraph-rsid="0031ffde"/>
    </style:style>
    <style:style style:name="P15" style:family="paragraph" style:parent-style-name="Text_20_body" style:list-style-name="L1">
      <style:text-properties style:font-name="Monospace" officeooo:paragraph-rsid="00367e1d"/>
    </style:style>
    <style:style style:name="P16" style:family="paragraph" style:parent-style-name="Text_20_body">
      <style:text-properties style:font-name="Monospace" officeooo:rsid="003017d5" officeooo:paragraph-rsid="003017d5"/>
    </style:style>
    <style:style style:name="P17" style:family="paragraph" style:parent-style-name="Text_20_body" style:list-style-name="L1">
      <style:text-properties style:use-window-font-color="true" officeooo:rsid="0022e164" officeooo:paragraph-rsid="0022e164"/>
    </style:style>
    <style:style style:name="P18" style:family="paragraph" style:parent-style-name="Text_20_body">
      <style:text-properties officeooo:rsid="00269bd0" officeooo:paragraph-rsid="00269bd0"/>
    </style:style>
    <style:style style:name="P19" style:family="paragraph" style:parent-style-name="Text_20_body">
      <style:text-properties officeooo:rsid="002e2d1e" officeooo:paragraph-rsid="002e2d1e"/>
    </style:style>
    <style:style style:name="P20" style:family="paragraph" style:parent-style-name="Text_20_body">
      <style:text-properties officeooo:rsid="003017d5" officeooo:paragraph-rsid="003017d5"/>
    </style:style>
    <style:style style:name="P21" style:family="paragraph" style:parent-style-name="Text_20_body">
      <style:text-properties officeooo:rsid="0033dff7" officeooo:paragraph-rsid="0033dff7"/>
    </style:style>
    <style:style style:name="P22" style:family="paragraph" style:parent-style-name="Text_20_body">
      <style:text-properties style:font-name="Times New Roman" officeooo:rsid="0035d9c8" officeooo:paragraph-rsid="0035d9c8"/>
    </style:style>
    <style:style style:name="P23" style:family="paragraph" style:parent-style-name="Text_20_body">
      <style:text-properties style:font-name="Monospace" officeooo:rsid="0033dff7" officeooo:paragraph-rsid="0033dff7"/>
    </style:style>
    <style:style style:name="P24" style:family="paragraph" style:parent-style-name="Text_20_body">
      <style:text-properties style:font-name="Monospace" officeooo:rsid="0035d9c8" officeooo:paragraph-rsid="00371985"/>
    </style:style>
    <style:style style:name="P25" style:family="paragraph" style:parent-style-name="Text_20_body">
      <style:text-properties style:font-name="Monospace" officeooo:rsid="0035d9c8" officeooo:paragraph-rsid="0038f095"/>
    </style:style>
    <style:style style:name="P26" style:family="paragraph" style:parent-style-name="Heading_20_1">
      <style:text-properties officeooo:rsid="001f90b4" officeooo:paragraph-rsid="001f90b4"/>
    </style:style>
    <style:style style:name="P27" style:family="paragraph" style:parent-style-name="Heading_20_3">
      <style:text-properties officeooo:rsid="001f90b4" officeooo:paragraph-rsid="001f90b4"/>
    </style:style>
    <style:style style:name="P28" style:family="paragraph" style:parent-style-name="Heading_20_3">
      <style:text-properties officeooo:rsid="0024c6c7" officeooo:paragraph-rsid="0024c6c7"/>
    </style:style>
    <style:style style:name="P29" style:family="paragraph" style:parent-style-name="Heading_20_3">
      <style:text-properties officeooo:rsid="002f57ef" officeooo:paragraph-rsid="002f57ef"/>
    </style:style>
    <style:style style:name="P30" style:family="paragraph" style:parent-style-name="Heading_20_3">
      <style:text-properties officeooo:rsid="0033dff7" officeooo:paragraph-rsid="0033dff7"/>
    </style:style>
    <style:style style:name="P31" style:family="paragraph" style:parent-style-name="Table_20_Contents">
      <style:text-properties style:font-name="Monospace" officeooo:rsid="0026f155" officeooo:paragraph-rsid="0026f155"/>
    </style:style>
    <style:style style:name="P32" style:family="paragraph" style:parent-style-name="Table_20_Contents">
      <style:text-properties style:font-name="Monospace" officeooo:rsid="002a51eb" officeooo:paragraph-rsid="002a51eb"/>
    </style:style>
    <style:style style:name="P33" style:family="paragraph" style:parent-style-name="Table_20_Contents">
      <style:text-properties style:font-name="Monospace" officeooo:rsid="0029cdb9" officeooo:paragraph-rsid="0029cdb9"/>
    </style:style>
    <style:style style:name="P34" style:family="paragraph" style:parent-style-name="Table_20_Contents">
      <style:text-properties style:font-name="Monospace" officeooo:rsid="00283d59" officeooo:paragraph-rsid="00283d59"/>
    </style:style>
    <style:style style:name="P35" style:family="paragraph" style:parent-style-name="Table_20_Contents">
      <style:text-properties style:font-name="Monospace" officeooo:rsid="0028c526" officeooo:paragraph-rsid="0028c526"/>
    </style:style>
    <style:style style:name="P36" style:family="paragraph" style:parent-style-name="Table_20_Contents">
      <style:text-properties officeooo:rsid="0026f155" officeooo:paragraph-rsid="0026f155"/>
    </style:style>
    <style:style style:name="P37" style:family="paragraph" style:parent-style-name="Table_20_Contents">
      <style:text-properties officeooo:rsid="0029cdb9" officeooo:paragraph-rsid="0029cdb9"/>
    </style:style>
    <style:style style:name="P38" style:family="paragraph" style:parent-style-name="Table_20_Contents">
      <style:text-properties officeooo:rsid="00283d59" officeooo:paragraph-rsid="00283d59"/>
    </style:style>
    <style:style style:name="P39" style:family="paragraph" style:parent-style-name="Table_20_Contents">
      <style:text-properties officeooo:rsid="0028c526" officeooo:paragraph-rsid="0028c526"/>
    </style:style>
    <style:style style:name="P40" style:family="paragraph" style:parent-style-name="Table_20_Heading">
      <style:text-properties officeooo:rsid="0026f155" officeooo:paragraph-rsid="0026f155"/>
    </style:style>
    <style:style style:name="P41" style:family="paragraph" style:parent-style-name="Table_20_Heading">
      <style:text-properties officeooo:rsid="002a51eb" officeooo:paragraph-rsid="002a51eb"/>
    </style:style>
    <style:style style:name="T1" style:family="text">
      <style:text-properties officeooo:rsid="0020f320"/>
    </style:style>
    <style:style style:name="T2" style:family="text">
      <style:text-properties style:use-window-font-color="true" officeooo:rsid="0020f320"/>
    </style:style>
    <style:style style:name="T3" style:family="text">
      <style:text-properties style:use-window-font-color="true" style:font-name="Times New Roman" officeooo:rsid="0022e164"/>
    </style:style>
    <style:style style:name="T4" style:family="text">
      <style:text-properties style:use-window-font-color="true" style:font-name="Times New Roman" officeooo:rsid="0031ffde"/>
    </style:style>
    <style:style style:name="T5" style:family="text">
      <style:text-properties style:use-window-font-color="true" style:font-name="Times New Roman" officeooo:rsid="003093f3"/>
    </style:style>
    <style:style style:name="T6" style:family="text">
      <style:text-properties style:use-window-font-color="true" style:font-name="Times New Roman" officeooo:rsid="0020f320"/>
    </style:style>
    <style:style style:name="T7" style:family="text">
      <style:text-properties style:use-window-font-color="true" officeooo:rsid="0022e164"/>
    </style:style>
    <style:style style:name="T8" style:family="text">
      <style:text-properties style:use-window-font-color="true" style:font-name="Monospace" officeooo:rsid="0020f320"/>
    </style:style>
    <style:style style:name="T9" style:family="text">
      <style:text-properties style:use-window-font-color="true" style:font-name="Monospace" officeooo:rsid="003093f3"/>
    </style:style>
    <style:style style:name="T10" style:family="text">
      <style:text-properties officeooo:rsid="0022e164"/>
    </style:style>
    <style:style style:name="T11" style:family="text">
      <style:text-properties officeooo:rsid="002337c5"/>
    </style:style>
    <style:style style:name="T12" style:family="text">
      <style:text-properties officeooo:rsid="0024c6c7"/>
    </style:style>
    <style:style style:name="T13" style:family="text">
      <style:text-properties officeooo:rsid="00269bd0"/>
    </style:style>
    <style:style style:name="T14" style:family="text">
      <style:text-properties officeooo:rsid="0026f155"/>
    </style:style>
    <style:style style:name="T15" style:family="text">
      <style:text-properties officeooo:rsid="00283d59"/>
    </style:style>
    <style:style style:name="T16" style:family="text">
      <style:text-properties officeooo:rsid="002be113"/>
    </style:style>
    <style:style style:name="T17" style:family="text">
      <style:text-properties officeooo:rsid="002cd679"/>
    </style:style>
    <style:style style:name="T18" style:family="text">
      <style:text-properties officeooo:rsid="003017d5"/>
    </style:style>
    <style:style style:name="T19" style:family="text">
      <style:text-properties officeooo:rsid="0030422f"/>
    </style:style>
    <style:style style:name="T20" style:family="text">
      <style:text-properties style:font-name="Monospace" officeooo:rsid="0020f320"/>
    </style:style>
    <style:style style:name="T21" style:family="text">
      <style:text-properties style:font-name="Times New Roman" officeooo:rsid="0020f320"/>
    </style:style>
    <style:style style:name="T22" style:family="text">
      <style:text-properties style:font-name="Times New Roman" officeooo:rsid="0022e164"/>
    </style:style>
    <style:style style:name="T23" style:family="text">
      <style:text-properties style:font-name="Times New Roman" officeooo:rsid="003093f3"/>
    </style:style>
    <style:style style:name="T24" style:family="text">
      <style:text-properties style:font-name="Times New Roman" officeooo:rsid="0031ffde"/>
    </style:style>
    <style:style style:name="T25" style:family="text">
      <style:text-properties style:font-name="Times New Roman" officeooo:rsid="0033dff7"/>
    </style:style>
    <style:style style:name="T26" style:family="text">
      <style:text-properties officeooo:rsid="0033dff7"/>
    </style:style>
    <style:style style:name="T27" style:family="text">
      <style:text-properties officeooo:rsid="00371985"/>
    </style:style>
    <style:style style:name="T28" style:family="text">
      <style:text-properties officeooo:rsid="0038f0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Sanda</text:h>
      <text:p text:style-name="P9">Program renderujący animację lub obrazki do pliku. Każdy pokaz opisuje wzór matematyczny, proces dzięki któremu komputer tworzy animację, bądź grafikę w zależności od konfiguracji.</text:p>
      <text:p text:style-name="P9">Swoje działanie program zawdzięcza systemowi płynnych zmian wartości, które generuje wartości pośrednie zmiennych w danym czasie, na podstawie ustalonych wartości kluczowych w danych momentach.</text:p>
      <text:h text:style-name="P27" text:outline-level="3">Pokazy</text:h>
      <text:list xml:id="list4539850297569782353" text:style-name="L1">
        <text:list-item>
          <text:p text:style-name="P10">Krzywe Lissajous </text:p>
          <text:list>
            <text:list-item>
              <text:p text:style-name="P13"><text:span text:style-name="T24">K</text:span><text:span text:style-name="T23">od</text:span><text:span text:style-name="T21">: </text:span><text:span text:style-name="T1">#Lissajous</text:span></text:p>
            </text:list-item>
          </text:list>
        </text:list-item>
        <text:list-item>
          <text:p text:style-name="P10">Fraktal Mandelbrota</text:p>
          <text:list>
            <text:list-item>
              <text:p text:style-name="P14"><text:span text:style-name="T24">K</text:span><text:span text:style-name="T23">od</text:span><text:span text:style-name="T21">: </text:span><text:span text:style-name="T1">#Mandelbrot</text:span></text:p>
            </text:list-item>
          </text:list>
        </text:list-item>
        <text:list-item>
          <text:p text:style-name="P10">Buddhabrot</text:p>
          <text:list>
            <text:list-item>
              <text:p text:style-name="P14"><text:span text:style-name="T24">K</text:span><text:span text:style-name="T23">od</text:span><text:span text:style-name="T21">: </text:span><text:span text:style-name="T1">#Buddhabrot</text:span></text:p>
            </text:list-item>
            <text:list-item>
              <text:p text:style-name="P14"><text:span text:style-name="T24">K</text:span><text:span text:style-name="T23">od</text:span><text:span text:style-name="T21">2: </text:span><text:span text:style-name="T1">#Buddhabrot</text:span><text:span text:style-name="T2">Connections</text:span></text:p>
            </text:list-item>
          </text:list>
        </text:list-item>
        <text:list-item>
          <text:p text:style-name="P11">[bonus] Prawdziwie złote spirale</text:p>
          <text:list>
            <text:list-item>
              <text:p text:style-name="P15"><text:span text:style-name="T4">K</text:span><text:span text:style-name="T5">od</text:span><text:span text:style-name="T6">: </text:span><text:span text:style-name="T2">#</text:span><text:span text:style-name="T7">Spiral</text:span></text:p>
            </text:list-item>
          </text:list>
        </text:list-item>
        <text:list-item>
          <text:p text:style-name="P10">Atraktor trygonometryczny</text:p>
          <text:list>
            <text:list-item>
              <text:p text:style-name="P14"><text:span text:style-name="T24">K</text:span><text:span text:style-name="T23">od</text:span><text:span text:style-name="T21">: </text:span><text:span text:style-name="T1">#Attractor</text:span></text:p>
            </text:list-item>
            <text:list-item>
              <text:p text:style-name="P12"><text:span text:style-name="T24">K</text:span><text:span text:style-name="T23">od</text:span><text:span text:style-name="T21">2: </text:span><text:span text:style-name="T20">#</text:span><text:span text:style-name="T8">AttractorConnectio</text:span><text:span text:style-name="T9">ns</text:span></text:p>
            </text:list-item>
          </text:list>
        </text:list-item>
        <text:list-item>
          <text:p text:style-name="P17">Ikeda:</text:p>
          <text:list>
            <text:list-item>
              <text:p text:style-name="P14"><text:span text:style-name="T4">K</text:span><text:span text:style-name="T5">od</text:span><text:span text:style-name="T3">: </text:span><text:span text:style-name="T7">#Ikeda</text:span></text:p>
            </text:list-item>
          </text:list>
        </text:list-item>
        <text:list-item>
          <text:p text:style-name="P10">Atraktor wielomianowy</text:p>
          <text:list>
            <text:list-item>
              <text:p text:style-name="P14"><text:span text:style-name="T24">K</text:span><text:span text:style-name="T23">od</text:span><text:span text:style-name="T22">: </text:span><text:span text:style-name="T10">#</text:span><text:span text:style-name="T11">Polynomial</text:span></text:p>
            </text:list-item>
          </text:list>
        </text:list-item>
      </text:list>
      <text:h text:style-name="P28" text:outline-level="3">Plik konfiguracyjny</text:h>
      <text:p text:style-name="P1"><text:span text:style-name="T12">W pierwszej linii musi znaleźć się kod pokazu, razem z krzaczkiem</text:span><text:span text:style-name="T13">( # )</text:span><text:span text:style-name="T12">. Linia nie może zawierać nic więcej, dodatkowe spacje mogą spowodować problemy.</text:span></text:p>
      <text:p text:style-name="P18">Znak krzaczka ( # ) oznacza komentarz. Jeżeli znajduje się on jako pierwszy niepusty znak w linii, cała linia zostanie pominięta przez interpretator. </text:p>
      <text:p text:style-name="P2"><text:span text:style-name="T13">W jednej linii może znajdować się tylko jedna komenda. Komenda składa się z ciągłej(bez białych znaków) nazwy, oraz argumentów podanych w nawiasach. <text:s/>Po znaku domknięcia nawiasu, może wystąpić komentarz bez krzaczka, i tak zostanie on </text:span><text:span text:style-name="T16">zignorowany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40">Przykład komendy</text:p>
            </table:table-cell>
            <table:table-cell table:style-name="Tabela1.A1" office:value-type="string">
              <text:p text:style-name="P41">Format argumentu</text:p>
            </table:table-cell>
            <table:table-cell table:style-name="Tabela1.C1" office:value-type="string">
              <text:p text:style-name="P40">Opis</text:p>
            </table:table-cell>
          </table:table-row>
        </table:table-header-rows>
        <table:table-row>
          <table:table-cell table:style-name="Tabela1.A2" office:value-type="string">
            <text:p text:style-name="P31">output_file("attractor")</text:p>
          </table:table-cell>
          <table:table-cell table:style-name="Tabela1.A2" office:value-type="string">
            <text:p text:style-name="P32">string</text:p>
          </table:table-cell>
          <table:table-cell table:style-name="Tabela1.C2" office:value-type="string">
            <text:p text:style-name="P36">Ustawia nazwę pliku wyjściowego.</text:p>
          </table:table-cell>
        </table:table-row>
        <table:table-row>
          <table:table-cell table:style-name="Tabela1.A2" office:value-type="string">
            <text:p text:style-name="P31">width(320)</text:p>
          </table:table-cell>
          <table:table-cell table:style-name="Tabela1.A2" office:value-type="string">
            <text:p text:style-name="P32">unsigned int</text:p>
          </table:table-cell>
          <table:table-cell table:style-name="Tabela1.C2" office:value-type="string">
            <text:p text:style-name="P7"><text:span text:style-name="T14">Ustawia szerokość(w pikselach) jednej klatki pliku wyjściowego. Tyczy się zarówno animacji jak i </text:span><text:soft-page-break/><text:span text:style-name="T14">grafiki.</text:span></text:p>
          </table:table-cell>
        </table:table-row>
        <table:table-row>
          <table:table-cell table:style-name="Tabela1.A2" office:value-type="string">
            <text:p text:style-name="P31">height(240)</text:p>
          </table:table-cell>
          <table:table-cell table:style-name="Tabela1.A2" office:value-type="string">
            <text:p text:style-name="P32">unsigned int</text:p>
          </table:table-cell>
          <table:table-cell table:style-name="Tabela1.C2" office:value-type="string">
            <text:p text:style-name="P36">Ustawia wysokość(w pikselach) jednej klatki pliku wyjściowego. Tyczy się zarówno animacji jak i grafiki.</text:p>
          </table:table-cell>
        </table:table-row>
        <table:table-row>
          <table:table-cell table:style-name="Tabela1.A2" office:value-type="string">
            <text:p text:style-name="P33">process_info(0.01)</text:p>
          </table:table-cell>
          <table:table-cell table:style-name="Tabela1.A2" office:value-type="string">
            <text:p text:style-name="P32">double</text:p>
          </table:table-cell>
          <table:table-cell table:style-name="Tabela1.C2" office:value-type="string">
            <text:p text:style-name="P37">Określa co ile informować o procesie renderowania. Tutaj 0.01 oznacza co 1%</text:p>
          </table:table-cell>
        </table:table-row>
        <table:table-row>
          <table:table-cell table:style-name="Tabela1.A2" office:value-type="string">
            <text:p text:style-name="P8"><text:span text:style-name="T15">f</text:span><text:span text:style-name="T14">ps(25.0)</text:span></text:p>
          </table:table-cell>
          <table:table-cell table:style-name="Tabela1.A2" office:value-type="string">
            <text:p text:style-name="P32">double</text:p>
          </table:table-cell>
          <table:table-cell table:style-name="Tabela1.C2" office:value-type="string">
            <text:p text:style-name="P36">Tylko video: ustawia ilość klatek na sekundę</text:p>
          </table:table-cell>
        </table:table-row>
        <table:table-row>
          <table:table-cell table:style-name="Tabela1.A2" office:value-type="string">
            <text:p text:style-name="P34">time(60.0)</text:p>
          </table:table-cell>
          <table:table-cell table:style-name="Tabela1.A2" office:value-type="string">
            <text:p text:style-name="P32">double</text:p>
          </table:table-cell>
          <table:table-cell table:style-name="Tabela1.C2" office:value-type="string">
            <text:p text:style-name="P38">Tylko video: ustawia długość trwania animacji</text:p>
          </table:table-cell>
        </table:table-row>
        <table:table-row>
          <table:table-cell table:style-name="Tabela1.A2" office:value-type="string">
            <text:p text:style-name="P34">codec("DIVX")</text:p>
          </table:table-cell>
          <table:table-cell table:style-name="Tabela1.A2" office:value-type="string">
            <text:p text:style-name="P32">string</text:p>
          </table:table-cell>
          <table:table-cell table:style-name="Tabela1.C2" office:value-type="string">
            <text:p text:style-name="P38">Tylko video: ustawia kodek video, w formacie czteroliterowym .</text:p>
            <text:p text:style-name="P38">„DIVX” – kompresja MPEG4</text:p>
            <text:p text:style-name="P38">„I420” – bez kompresji</text:p>
            <text:p text:style-name="P38">Pełna lista dostępna w dokumentacji OpenCV.</text:p>
          </table:table-cell>
        </table:table-row>
        <table:table-row>
          <table:table-cell table:style-name="Tabela1.A2" office:value-type="string">
            <text:p text:style-name="P35">compression(3)</text:p>
          </table:table-cell>
          <table:table-cell table:style-name="Tabela1.A2" office:value-type="string">
            <text:p text:style-name="P32">unsigned int</text:p>
          </table:table-cell>
          <table:table-cell table:style-name="Tabela1.C2" office:value-type="string">
            <text:p text:style-name="P39">Tylko image: ustawia poziom kompresji pliku PNG. Wartość w przedziale od 0 do 9 </text:p>
            <text:p text:style-name="P39">(liczby całkowite)</text:p>
          </table:table-cell>
        </table:table-row>
        <table:table-row>
          <table:table-cell table:style-name="Tabela1.A2" office:value-type="string">
            <text:p text:style-name="P35">image_time(0.35)</text:p>
          </table:table-cell>
          <table:table-cell table:style-name="Tabela1.A2" office:value-type="string">
            <text:p text:style-name="P32">double</text:p>
          </table:table-cell>
          <table:table-cell table:style-name="Tabela1.C2" office:value-type="string">
            <text:p text:style-name="P39">Określa w którym momencie ma być zrobiony „zrzut” animacji. Tutaj w 35% procencie.</text:p>
          </table:table-cell>
        </table:table-row>
      </table:table>
      <text:p text:style-name="P18"/>
      <text:p text:style-name="P3"><text:span text:style-name="T16">Wszystkie powyższe komendy muszą się znaleźć w pliku konfiguracyjnym. </text:span><text:span text:style-name="T17">W zależności od pokazu, trzeba będzie dobrać indywidualne parametry do pliku konfiguracyjnego.</text:span></text:p>
      <text:h text:style-name="P29" text:outline-level="3">Argument&lt;T&gt;</text:h>
      <text:p text:style-name="P19">Działanie programu opiera się na własnym typie Argument&lt;T&gt; który zapewnia płynną zmianę wartości elementów w czasie. Najczęściej używane jest Argument&lt;double&gt;, chociaż można też spotkać dla int, long long, unsigned, short, float itd.</text:p>
      <text:p text:style-name="P20">Jeżeli trzeba będzie podać komendę tego właśnie typu, po nazwie trzeba będzie uzupełnić dwa argumenty. Pierwszy argument to wartość, a drugi to procent. Typ ten określa, jaką wartość ma mieć dana zmienna, w czasie podanym jako procent(liczba z zakresu &lt;0, 1&gt;).</text:p>
      <text:p text:style-name="P20">Muszą być przynajmniej zaznaczone dwie wartości kluczowe. Jedna dla czasu 0.0, a druga dla 1.0. <text:s/>Jeżeli czas będzie pomiędzy, to program sam obliczy z proporcji jaką powinna mieć wartość zmienna. <text:s/>Przykładowe wykorzystanie:</text:p>
      <text:p text:style-name="P16">a(4.236, 0.0) </text:p>
      <text:p text:style-name="P16">a(2.618, 0.55) </text:p>
      <text:p text:style-name="P16">a(1.618, 1.0)</text:p>
      <text:p text:style-name="P4"><text:span text:style-name="T18">Oznacza, że parametr a początkowo przyjmie wartość 4.236, mniej więcej po połowie animacji będzie mieć wartość 2.618, </text:span><text:span text:style-name="T19">a na końcu 1.618. </text:span></text:p>
      <text:h text:style-name="P30" text:outline-level="3">Używanie programu</text:h>
      <text:p text:style-name="P23">./Sanda [ścieżka do pliku konfiguracyjnego] [TYP]</text:p>
      <text:p text:style-name="P6"><text:span text:style-name="T26">Uwaga, program stworzy dwa katalogi: Configs i Output w folderze w którym jest plik konfiguracyjny, i tam będzie zapisywać wszystkie wyniki oraz kopie zapasowe pliku </text:span><text:soft-page-break/><text:span text:style-name="T26">konfiguracyjnego.</text:span></text:p>
      <text:p text:style-name="P21">Jako TYP należy podać jedną małą literkę.</text:p>
      <text:p text:style-name="P5"><text:span text:style-name="T26">v –</text:span><text:span text:style-name="T25"> video</text:span></text:p>
      <text:p text:style-name="P5"><text:span text:style-name="T26">i –</text:span><text:span text:style-name="T25"> image</text:span></text:p>
      <text:p text:style-name="P22">W przypadku gdy chcemy wywołać program z innej lokacji, należy podać ścieżkę do pliku konfiguracyjnego nie względem programu, tylko naszej lokalizacji. </text:p>
      <text:h text:style-name="Heading_20_3" text:outline-level="3"><text:span text:style-name="T27">Przykład użycia:</text:span></text:h>
      <text:p text:style-name="P24"><text:span text:style-name="T27"><text:s/>./Sandra lisek_0.txt i</text:span></text:p>
      <text:p text:style-name="P25"><text:span text:style-name="T28"><text:s/>../Sandra "../1.lisek/lisek_0.txt" v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5:55:00</meta:creation-date>
    <meta:generator>LibreOffice/4.0.2.2$Linux_X86_64 LibreOffice_project/400m0$Build-2</meta:generator>
    <dc:date>2013-05-08T16:37:42</dc:date>
    <meta:editing-duration>PT34M59S</meta:editing-duration>
    <meta:editing-cycles>25</meta:editing-cycles>
    <meta:document-statistic meta:table-count="1" meta:image-count="0" meta:object-count="0" meta:page-count="3" meta:paragraph-count="77" meta:word-count="544" meta:character-count="3828" meta:non-whitespace-character-count="3359"/>
  </office:meta>
</office:document-meta>
</file>